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BB8000008CA0EEEE516.jpg"/>
  <manifest:file-entry manifest:media-type="image/jpeg" manifest:full-path="Pictures/1000000000000BB8000008CA132E99CD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fo:min-height="4.4cm"/>
    </style:style>
    <style:style style:name="pr1" style:family="presentation" style:parent-style-name="_32_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_32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_32_-notes">
      <style:graphic-properties draw:fill-color="#ffffff" fo:min-height="13.365cm"/>
    </style:style>
    <style:style style:name="pr4" style:family="presentation" style:parent-style-name="_31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_31_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font-independent-line-spacing="true"/>
      <style:text-properties fo:color="#333333" fo:font-size="20pt" fo:font-style="italic" style:font-size-asian="20pt" style:font-style-asian="italic" style:font-size-complex="20pt" style:font-style-complex="italic"/>
    </style:style>
    <style:style style:name="P3" style:family="paragraph">
      <style:paragraph-properties fo:text-align="start"/>
      <style:text-properties fo:color="#009999"/>
    </style:style>
    <style:style style:name="P4" style:family="paragraph">
      <style:paragraph-properties fo:text-align="start" style:font-independent-line-spacing="true"/>
      <style:text-properties fo:color="#009999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size="20pt" style:font-size-asian="20pt" style:font-size-complex="20pt"/>
    </style:style>
    <style:style style:name="P7" style:family="paragraph">
      <style:text-properties fo:color="#009999"/>
    </style:style>
    <style:style style:name="P8" style:family="paragraph">
      <style:text-properties fo:color="#009999" fo:font-family="Georgia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>
      <style:paragraph-properties fo:text-align="end"/>
      <style:text-properties fo:color="#333333"/>
    </style:style>
    <style:style style:name="P10" style:family="paragraph">
      <style:paragraph-properties fo:text-align="end"/>
      <style:text-properties fo:color="#333333" fo:font-family="Georgia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>
      <style:text-properties fo:font-size="20pt"/>
    </style:style>
    <style:style style:name="T1" style:family="text">
      <style:text-properties fo:color="#333333"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9999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9999" fo:font-family="Georgia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color="#333333" fo:font-family="Georgia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" presentation:presentation-page-layout-name="AL1T0">
        <draw:frame draw:style-name="gr1" draw:text-style-name="P1" draw:layer="layout" svg:width="25.399cm" svg:height="19.048cm" svg:x="0cm" svg:y="0cm">
          <draw:image xlink:href="Pictures/1000000000000BB8000008CA132E99CD.jpg" xlink:type="simple" xlink:show="embed" xlink:actuate="onLoad">
            <text:p/>
          </draw:image>
        </draw:frame>
        <draw:frame draw:name="Titolo 4" presentation:style-name="pr1" draw:text-style-name="P2" draw:layer="layout" svg:width="16.721cm" svg:height="2.751cm" svg:x="6.138cm" svg:y="8.89cm" presentation:class="title" presentation:user-transformed="true">
          <draw:text-box>
            <text:p><text:span text:style-name="T1">Talk's title max 160 bytes</text:span></text:p>
          </draw:text-box>
        </draw:frame>
        <draw:frame draw:name="Segnaposto testo 5" presentation:style-name="pr2" draw:text-style-name="P4" draw:layer="layout" svg:width="11.006cm" svg:height="1.269cm" svg:x="6.2cm" svg:y="7.2cm" presentation:class="outline" presentation:user-transformed="true">
          <draw:text-box>
            <text:p text:style-name="P3"><text:span text:style-name="T2">Speaker's title</text:span></text:p>
          </draw:text-box>
        </draw:frame>
        <draw:frame draw:name="Segnaposto testo 6" presentation:style-name="pr2" draw:text-style-name="P5" draw:layer="layout" svg:width="16.721cm" svg:height="1.057cm" svg:x="6.138cm" svg:y="11.853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">
        <draw:frame draw:style-name="gr1" draw:text-style-name="P1" draw:layer="layout" svg:width="25.399cm" svg:height="19.048cm" svg:x="0cm" svg:y="0cm">
          <draw:image xlink:href="Pictures/1000000000000BB8000008CA0EEEE516.jpg" xlink:type="simple" xlink:show="embed" xlink:actuate="onLoad">
            <text:p/>
          </draw:image>
        </draw:frame>
        <draw:frame draw:name="Segnaposto testo 4" presentation:style-name="pr4" draw:text-style-name="P6" draw:layer="layout" svg:width="17.356cm" svg:height="1.269cm" svg:x="6.8cm" svg:y="1.2cm" presentation:class="outline" presentation:user-transformed="true">
          <draw:text-box>
            <text:p><text:span text:style-name="T3">Slide's title</text:span></text:p>
          </draw:text-box>
        </draw:frame>
        <draw:frame draw:name="Segnaposto testo 5" presentation:style-name="pr4" draw:text-style-name="P5" draw:layer="layout" svg:width="5.714cm" svg:height="0.846cm" svg:x="6.99cm" svg:y="2.65cm" presentation:class="outline" presentation:user-transformed="true">
          <draw:text-box>
            <text:p/>
          </draw:text-box>
        </draw:frame>
        <draw:frame draw:name="Segnaposto testo 6" presentation:style-name="pr4" draw:text-style-name="P5" draw:layer="layout" svg:width="23.071cm" svg:height="11.852cm" svg:x="4.129cm" svg:y="3.2cm" presentation:class="outline" presentation:user-transformed="true">
          <draw:text-box>
            <text:p/>
          </draw:text-box>
        </draw:frame>
        <draw:frame draw:name="Segnaposto testo 7" presentation:style-name="pr4" draw:text-style-name="P5" draw:layer="layout" svg:width="8.466cm" svg:height="0.846cm" svg:x="15.875cm" svg:y="2.65cm" presentation:class="outline" presentation:user-transformed="true">
          <draw:text-box>
            <text:p/>
          </draw:text-box>
        </draw:frame>
        <draw:frame draw:style-name="gr3" draw:text-style-name="P8" draw:layer="layout" svg:width="7cm" svg:height="0.692cm" svg:x="6.8cm" svg:y="2.469cm">
          <draw:text-box>
            <text:p text:style-name="P7"><text:span text:style-name="T4">Speaker's name</text:span></text:p>
          </draw:text-box>
        </draw:frame>
        <draw:frame draw:style-name="gr4" draw:layer="layout" svg:width="3.4cm" svg:height="4.65cm" svg:x="5.6cm" svg:y="7.4cm">
          <draw:text-box>
            <text:p/>
          </draw:text-box>
        </draw:frame>
        <draw:frame draw:style-name="gr3" draw:text-style-name="P10" draw:layer="layout" svg:width="7cm" svg:height="0.692cm" svg:x="17.2cm" svg:y="2.469cm">
          <draw:text-box>
            <text:p text:style-name="P9"><text:span text:style-name="T5">Email-Company or Commun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-background" style:display-name="2-background" style:family="presentation">
      <style:graphic-properties draw:stroke="none" draw:fill="bitmap" style:repeat="stretch"/>
      <style:text-properties style:letter-kerning="true"/>
    </style:style>
    <style:style style:name="_32_-backgroundobjects" style:display-name="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notes" style:display-name="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outline1" style:display-name="2-outline1" style:family="presentation">
      <style:graphic-properties draw:stroke="none" draw:fill="none">
        <text:list-style style:name="_32_-outline1" style:display-name="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Georgia" fo:font-size="20pt" fo:letter-spacing="normal" fo:language="it" fo:country="IT" fo:font-style="italic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it" style:country-asian="IT" style:font-style-asian="italic" style:font-weight-asian="normal" style:font-family-complex="'Lucida Sans'" style:font-family-generic-complex="system" style:font-pitch-complex="variable" style:font-size-complex="20pt" style:language-complex="it" style:country-complex="IT" style:font-style-complex="italic" style:font-weight-complex="normal" style:text-emphasize="none" style:font-relief="none" style:text-overline-style="none" style:text-overline-color="font-color" fo:hyphenate="false"/>
    </style:style>
    <style:style style:name="_32_-outline2" style:display-name="2-outline2" style:family="presentation" style:parent-style-name="_32_-outline1">
      <style:paragraph-properties fo:margin-top="0cm" fo:margin-bottom="0.4cm" fo:text-align="start" style:punctuation-wrap="hanging"/>
      <style:text-properties fo:color="#404040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-outline3" style:display-name="2-outline3" style:family="presentation" style:parent-style-name="_32_-outline2">
      <style:paragraph-properties fo:margin-top="0cm" fo:margin-bottom="0.3cm" fo:text-align="start" style:punctuation-wrap="hanging"/>
      <style:text-properties fo:color="#40404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-outline4" style:display-name="2-outline4" style:family="presentation" style:parent-style-name="_32_-outline3">
      <style:paragraph-properties fo:margin-top="0cm" fo:margin-bottom="0.2cm" fo:text-align="start" style:punctuation-wrap="hanging"/>
      <style:text-properties fo:color="#40404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-outline5" style:display-name="2-outline5" style:family="presentation" style:parent-style-name="_32_-outline4">
      <style:paragraph-properties fo:margin-top="0cm" fo:margin-bottom="0.1cm"/>
      <style:text-properties fo:font-size="20pt" style:font-size-asian="20pt" style:font-size-complex="20pt"/>
    </style:style>
    <style:style style:name="_32_-outline6" style:display-name="2-outline6" style:family="presentation" style:parent-style-name="_32_-outline5">
      <style:paragraph-properties fo:margin-top="0cm" fo:margin-bottom="0.1cm"/>
      <style:text-properties fo:font-size="20pt" style:font-size-asian="20pt" style:font-size-complex="20pt"/>
    </style:style>
    <style:style style:name="_32_-outline7" style:display-name="2-outline7" style:family="presentation" style:parent-style-name="_32_-outline6">
      <style:paragraph-properties fo:margin-top="0cm" fo:margin-bottom="0.1cm"/>
      <style:text-properties fo:font-size="20pt" style:font-size-asian="20pt" style:font-size-complex="20pt"/>
    </style:style>
    <style:style style:name="_32_-outline8" style:display-name="2-outline8" style:family="presentation" style:parent-style-name="_32_-outline7">
      <style:paragraph-properties fo:margin-top="0cm" fo:margin-bottom="0.1cm"/>
      <style:text-properties fo:font-size="20pt" style:font-size-asian="20pt" style:font-size-complex="20pt"/>
    </style:style>
    <style:style style:name="_32_-outline9" style:display-name="2-outline9" style:family="presentation" style:parent-style-name="_32_-outline8">
      <style:paragraph-properties fo:margin-top="0cm" fo:margin-bottom="0.1cm"/>
      <style:text-properties fo:font-size="20pt" style:font-size-asian="20pt" style:font-size-complex="20pt"/>
    </style:style>
    <style:style style:name="_32_-subtitle" style:display-name="2-subtitle" style:family="presentation">
      <style:graphic-properties draw:stroke="none" draw:fill="none" draw:textarea-vertical-align="middle">
        <text:list-style style:name="_32_-subtitle" style:display-name="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title" style:display-name="2-title" style:family="presentation">
      <style:graphic-properties draw:stroke="none" draw:fill="none" draw:textarea-vertical-align="middle">
        <text:list-style style:name="_32_-title" style:display-name="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Georgia" fo:font-size="18pt" fo:letter-spacing="normal" fo:language="it" fo:country="I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it" style:country-asian="IT" style:font-style-asian="normal" style:font-weight-asian="normal" style:font-family-complex="'Lucida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-background" style:display-name="1-background" style:family="presentation">
      <style:graphic-properties draw:stroke="none" draw:fill="bitmap" style:repeat="stretch"/>
      <style:text-properties style:letter-kerning="true"/>
    </style:style>
    <style:style style:name="_31_-backgroundobjects" style:display-name="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-notes" style:display-name="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-outline1" style:display-name="1-outline1" style:family="presentation">
      <style:graphic-properties draw:stroke="none" draw:fill="none">
        <text:list-style style:name="_31_-outline1" style:display-name="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404040" style:text-outline="false" style:text-line-through-style="none" fo:font-family="Georgia" fo:font-size="32pt" fo:letter-spacing="normal" fo:language="it" fo:country="I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it" style:country-asian="IT" style:font-style-asian="normal" style:font-weight-asian="normal" style:font-family-complex="'Lucida Sans'" style:font-family-generic-complex="system" style:font-pitch-complex="variable" style:font-size-complex="3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-outline2" style:display-name="1-outline2" style:family="presentation" style:parent-style-name="_31_-outline1">
      <style:paragraph-properties fo:margin-top="0cm" fo:margin-bottom="0.4cm" fo:text-align="start" style:punctuation-wrap="hanging"/>
      <style:text-properties fo:color="#404040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-outline3" style:display-name="1-outline3" style:family="presentation" style:parent-style-name="_31_-outline2">
      <style:paragraph-properties fo:margin-top="0cm" fo:margin-bottom="0.3cm" fo:text-align="start" style:punctuation-wrap="hanging"/>
      <style:text-properties fo:color="#40404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-outline4" style:display-name="1-outline4" style:family="presentation" style:parent-style-name="_31_-outline3">
      <style:paragraph-properties fo:margin-top="0cm" fo:margin-bottom="0.2cm" fo:text-align="start" style:punctuation-wrap="hanging"/>
      <style:text-properties fo:color="#404040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-outline5" style:display-name="1-outline5" style:family="presentation" style:parent-style-name="_31_-outline4">
      <style:paragraph-properties fo:margin-top="0cm" fo:margin-bottom="0.1cm"/>
      <style:text-properties fo:font-size="20pt" style:font-size-asian="20pt" style:font-size-complex="20pt"/>
    </style:style>
    <style:style style:name="_31_-outline6" style:display-name="1-outline6" style:family="presentation" style:parent-style-name="_31_-outline5">
      <style:paragraph-properties fo:margin-top="0cm" fo:margin-bottom="0.1cm"/>
      <style:text-properties fo:font-size="20pt" style:font-size-asian="20pt" style:font-size-complex="20pt"/>
    </style:style>
    <style:style style:name="_31_-outline7" style:display-name="1-outline7" style:family="presentation" style:parent-style-name="_31_-outline6">
      <style:paragraph-properties fo:margin-top="0cm" fo:margin-bottom="0.1cm"/>
      <style:text-properties fo:font-size="20pt" style:font-size-asian="20pt" style:font-size-complex="20pt"/>
    </style:style>
    <style:style style:name="_31_-outline8" style:display-name="1-outline8" style:family="presentation" style:parent-style-name="_31_-outline7">
      <style:paragraph-properties fo:margin-top="0cm" fo:margin-bottom="0.1cm"/>
      <style:text-properties fo:font-size="20pt" style:font-size-asian="20pt" style:font-size-complex="20pt"/>
    </style:style>
    <style:style style:name="_31_-outline9" style:display-name="1-outline9" style:family="presentation" style:parent-style-name="_31_-outline8">
      <style:paragraph-properties fo:margin-top="0cm" fo:margin-bottom="0.1cm"/>
      <style:text-properties fo:font-size="20pt" style:font-size-asian="20pt" style:font-size-complex="20pt"/>
    </style:style>
    <style:style style:name="_31_-subtitle" style:display-name="1-subtitle" style:family="presentation">
      <style:graphic-properties draw:stroke="none" draw:fill="none" draw:textarea-vertical-align="middle">
        <text:list-style style:name="_31_-subtitle" style:display-name="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-title" style:display-name="1-title" style:family="presentation">
      <style:graphic-properties draw:stroke="none" draw:fill="none" draw:textarea-vertical-align="middle">
        <text:list-style style:name="_31_-title" style:display-name="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333333" style:text-outline="false" style:text-line-through-style="none" fo:font-family="Georgia" fo:font-size="18pt" fo:letter-spacing="normal" fo:language="it" fo:country="I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it" style:country-asian="IT" style:font-style-asian="normal" style:font-weight-asian="normal" style:font-family-complex="'Lucida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2_-outline1">
      <style:graphic-properties draw:stroke="none" svg:stroke-width="0cm" draw:fill="none" draw:textarea-vertical-align="bottom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_32_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_31_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7471f" style:text-line-through-style="none" fo:font-family="Georgia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MT3" style:family="text">
      <style:text-properties fo:color="#404040" style:text-line-through-style="none" fo:font-family="Georg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_32_" style:display-name="2" style:page-layout-name="PM1" draw:style-name="Mdp1">
      <draw:frame draw:name="Segnaposto testo 8" presentation:style-name="Mpr1" draw:text-style-name="MP3" draw:layer="backgroundobjects" svg:width="11.006cm" svg:height="1.269cm" svg:x="6.138cm" svg:y="7.408cm" presentation:class="outline" presentation:user-transformed="true">
        <draw:text-box>
          <text:p><text:span text:style-name="MT2">Speaker's name </text:span></text:p>
        </draw:text-box>
      </draw:frame>
      <draw:frame draw:name="Segnaposto testo 10" presentation:style-name="_32_-outline1" draw:layer="backgroundobjects" svg:width="16.721cm" svg:height="1.057cm" svg:x="6.4cm" svg:y="9cm" presentation:class="outline" presentation:placeholder="true" presentation:user-transformed="true">
        <draw:text-box/>
      </draw:frame>
      <draw:frame presentation:style-name="_32_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-title" draw:layer="backgroundobjects" svg:width="14.848cm" svg:height="11.136cm" svg:x="3.075cm" svg:y="2.257cm" presentation:class="page"/>
        <draw:frame presentation:style-name="_32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_31_" style:display-name="1" style:page-layout-name="PM1" draw:style-name="Mdp1">
      <draw:frame draw:name="Segnaposto testo 11" presentation:style-name="Mpr4" draw:text-style-name="MP3" draw:layer="backgroundobjects" svg:width="23.071cm" svg:height="11.852cm" svg:x="1.729cm" svg:y="4.4cm" presentation:class="outline" presentation:user-transformed="true">
        <draw:text-box>
          <text:p><text:span text:style-name="MT3">Contents</text:span></text:p>
        </draw:text-box>
      </draw:frame>
      <draw:frame presentation:style-name="_31_-title" draw:layer="backgroundobjects" svg:width="17.259cm" svg:height="1.327cm" svg:x="6.941cm" svg:y="1.2cm" presentation:class="title" presentation:placeholder="true">
        <draw:text-box/>
      </draw:frame>
      <presentation:notes style:page-layout-name="PM0">
        <draw:page-thumbnail presentation:style-name="_31_-title" draw:layer="backgroundobjects" svg:width="14.848cm" svg:height="11.136cm" svg:x="3.075cm" svg:y="2.257cm" presentation:class="page"/>
        <draw:frame presentation:style-name="_31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7T23:54:24</meta:creation-date>
    <dc:date>2013-11-04T14:47:56</dc:date>
    <meta:editing-duration>PT24M9S</meta:editing-duration>
    <meta:editing-cycles>6</meta:editing-cycles>
    <meta:generator>OpenOffice/4.0.1$Unix OpenOffice.org_project/401m5$Build-9714</meta:generator>
    <dc:creator>gg rr</dc:creator>
    <meta:document-statistic meta:object-count="43"/>
  </office:meta>
</office:document-meta>
</file>